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d3e" officeooo:paragraph-rsid="000fd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-rsa AAAAB3NzaC1yc2EAAAADAQABAAACAQDFQ2FAVwKsiSASClIuLMs0DLnG9YFWAjfy4oQokg6E6RLPRQy6Wn741DjKL4frtI4I6MQFzbMg0QcF69PIPIoZKt9rARDmcicMJYWePZqsOzci/7XquLGgM81i6sz4AygFddEI21JkOdEcjPD55t1eg4OvLDoH/d9g4GuVTq/qwLU9B5nw2ecrOsVWa3X5y+e6+bJ0avUT9eazIYvfiOEeTFAdVsc278OZ1knFa83W+xsfpQSPtGk1MPxRc1D7Hs0T7nOPqPuI+0k6BhhnwqMGmGyd+RuBp0JInQUhwkZXCPdET6IdGhAqaBinQyYNK1KtVnncAxSLiZLq7j4Nm66ImdBW8Czm4UUXn8DKYe554PunKfZh4ctpKDgsHu36YfeaHKS/6u2yHXXPPhNvphlttLflh+unwJ59Fi7si8Hd1QMjJ+87e7nTHXn99yxRBIv46j1wGX0UhnF6qd6mt/Jv5kzmY9WvyHlyya7oEfhb2w/8MwPen0eQLLs32i/M3jXX68J+SojiB6f0MmNUawFAaHg/B73OYW5N5siblmdfqSNmMc+dt6B5kJAd8q7Ohz2pUaxhSxD2q8yLRxk6UbcMFpPwoZidsZAXeIhV88OwbI8flgmgoZ/kJu5Ywxhx1nSvYp8R4TAeDtcG97x7PbrS9AppvrkxBprXDlCGlr7bDw== vineet.chaudhary@tothenew.comhttps://docs.google.com/document/d/10MxPoUxihCB8L8CehftbBY6KLeCiOoQ75c2qez4s0n0/edit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6:19:06.387105393</meta:creation-date>
    <dc:date>2019-02-05T10:36:31.263360067</dc:date>
    <meta:editing-duration>PT2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3" meta:character-count="850" meta:non-whitespace-character-count="848"/>
  </office:meta>
</office:document-meta>
</file>